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officeooo:paragraph-rsid="007dfd14"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7dfd14" officeooo:paragraph-rsid="007dfd14"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officeooo:rsid="007dfd14" officeooo:paragraph-rsid="007dfd14" style:font-size-asian="14pt" style:font-size-complex="14pt"/>
    </style:style>
    <style:style style:name="P6" style:family="paragraph" style:parent-style-name="Standard">
      <style:text-properties fo:font-size="14pt" officeooo:rsid="00818d8e" officeooo:paragraph-rsid="00818d8e" style:font-size-asian="14pt" style:font-size-complex="14pt"/>
    </style:style>
    <style:style style:name="P7" style:family="paragraph" style:parent-style-name="Standard">
      <style:text-properties fo:font-size="14pt" officeooo:rsid="0084e84c" officeooo:paragraph-rsid="0084e84c" style:font-size-asian="14pt" style:font-size-complex="14pt"/>
    </style:style>
    <style:style style:name="P8" style:family="paragraph" style:parent-style-name="Standard">
      <style:text-properties fo:font-size="14pt" officeooo:paragraph-rsid="008a8297" style:font-size-asian="14pt" style:font-size-complex="14pt"/>
    </style:style>
    <style:style style:name="P9" style:family="paragraph" style:parent-style-name="Standard">
      <style:text-properties fo:font-size="14pt" officeooo:rsid="008a8297" officeooo:paragraph-rsid="008a8297" style:font-size-asian="14pt" style:font-size-complex="14pt"/>
    </style:style>
    <style:style style:name="P10" style:family="paragraph" style:parent-style-name="Standard">
      <style:text-properties fo:font-size="14pt" officeooo:rsid="008a8297" officeooo:paragraph-rsid="008b7742" style:font-size-asian="14pt" style:font-size-complex="14pt"/>
    </style:style>
    <style:style style:name="P11" style:family="paragraph" style:parent-style-name="Standard">
      <style:text-properties fo:font-size="14pt" officeooo:rsid="008d2a2c" officeooo:paragraph-rsid="008d2a2c" style:font-size-asian="14pt" style:font-size-complex="14pt"/>
    </style:style>
    <style:style style:name="P12" style:family="paragraph" style:parent-style-name="Standard">
      <style:text-properties fo:font-size="14pt" officeooo:rsid="008e417b" officeooo:paragraph-rsid="008e417b" style:font-size-asian="14pt" style:font-size-complex="14pt"/>
    </style:style>
    <style:style style:name="P13" style:family="paragraph" style:parent-style-name="Standard">
      <style:text-properties fo:font-size="14pt" fo:font-style="italic" style:font-size-asian="14pt" style:font-style-asian="italic" style:font-size-complex="14pt" style:font-style-complex="italic"/>
    </style:style>
    <style:style style:name="P1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5" style:family="paragraph" style:parent-style-name="Standard">
      <style:paragraph-properties fo:text-align="center" style:justify-single-word="false"/>
      <style:text-properties fo:font-size="20pt" fo:font-weight="bold" officeooo:paragraph-rsid="008a8297" style:font-size-asian="20pt" style:font-weight-asian="bold" style:font-size-complex="20pt" style:font-weight-complex="bold"/>
    </style:style>
    <style:style style:name="P16" style:family="paragraph" style:parent-style-name="Standard">
      <style:text-properties style:text-position="0% 100%" fo:font-size="14pt" fo:font-weight="normal" officeooo:rsid="00818d8e" officeooo:paragraph-rsid="007dfd14" style:font-size-asian="14pt" style:font-weight-asian="normal" style:font-size-complex="14pt" style:font-weight-complex="normal"/>
    </style:style>
    <style:style style:name="P17" style:family="paragraph" style:parent-style-name="Standard">
      <style:text-properties style:text-position="0% 100%" fo:font-size="14pt" fo:font-weight="normal" officeooo:rsid="00818d8e" officeooo:paragraph-rsid="00818d8e" style:font-size-asian="14pt" style:font-weight-asian="normal" style:font-size-complex="14pt" style:font-weight-complex="normal"/>
    </style:style>
    <style:style style:name="P18" style:family="paragraph" style:parent-style-name="Standard">
      <style:text-properties style:text-position="0% 100%" fo:font-size="14pt" fo:font-weight="normal" officeooo:rsid="0082ec3c" officeooo:paragraph-rsid="0082ec3c" style:font-size-asian="14pt" style:font-weight-asian="normal" style:font-size-complex="14pt" style:font-weight-complex="normal"/>
    </style:style>
    <style:style style:name="P19" style:family="paragraph" style:parent-style-name="Standard">
      <style:text-properties style:text-position="0% 100%" fo:font-size="14pt" fo:font-weight="normal" officeooo:rsid="0082ec3c" officeooo:paragraph-rsid="008a8297" style:font-size-asian="14pt" style:font-weight-asian="normal" style:font-size-complex="14pt" style:font-weight-complex="normal"/>
    </style:style>
    <style:style style:name="P20" style:family="paragraph" style:parent-style-name="Standard">
      <style:text-properties style:text-position="0% 100%" fo:font-size="14pt" fo:font-weight="normal" officeooo:rsid="0084e84c" officeooo:paragraph-rsid="0084e84c" style:font-size-asian="14pt" style:font-weight-asian="normal" style:font-size-complex="14pt" style:font-weight-complex="normal"/>
    </style:style>
    <style:style style:name="P21" style:family="paragraph" style:parent-style-name="Standard">
      <style:text-properties style:text-position="0% 100%" fo:font-size="14pt" fo:font-weight="normal" officeooo:rsid="0084e84c" officeooo:paragraph-rsid="008a8297" style:font-size-asian="14pt" style:font-weight-asian="normal" style:font-size-complex="14pt" style:font-weight-complex="normal"/>
    </style:style>
    <style:style style:name="P22" style:family="paragraph" style:parent-style-name="Standard">
      <style:text-properties style:text-position="0% 100%" fo:font-size="14pt" fo:font-weight="normal" officeooo:rsid="00869ab5" officeooo:paragraph-rsid="00869ab5" style:font-size-asian="14pt" style:font-weight-asian="normal" style:font-size-complex="14pt" style:font-weight-complex="normal"/>
    </style:style>
    <style:style style:name="P23" style:family="paragraph" style:parent-style-name="Standard">
      <style:text-properties style:text-position="0% 100%" fo:font-size="14pt" fo:font-weight="normal" officeooo:rsid="008a8297" officeooo:paragraph-rsid="008a8297" style:font-size-asian="14pt" style:font-weight-asian="normal" style:font-size-complex="14pt" style:font-weight-complex="normal"/>
    </style:style>
    <style:style style:name="P24" style:family="paragraph" style:parent-style-name="Standard">
      <style:text-properties style:text-position="0% 100%" style:font-name="Liberation Serif1" fo:font-size="14pt" fo:font-weight="normal" officeooo:rsid="008a8297" officeooo:paragraph-rsid="008a8297" style:font-size-asian="14pt" style:font-weight-asian="normal" style:font-size-complex="14pt" style:font-weight-complex="normal"/>
    </style:style>
    <style:style style:name="P25" style:family="paragraph" style:parent-style-name="Standard">
      <style:text-properties style:text-position="0% 100%" style:font-name="Liberation Serif1" fo:font-size="14pt" fo:font-weight="normal" officeooo:rsid="008b7742" officeooo:paragraph-rsid="008b7742" style:font-size-asian="14pt" style:font-weight-asian="normal" style:font-size-complex="14pt" style:font-weight-complex="normal"/>
    </style:style>
    <style:style style:name="P26" style:family="paragraph" style:parent-style-name="Standard">
      <style:text-properties style:text-position="0% 100%" fo:font-size="14pt" fo:font-weight="normal" officeooo:rsid="008e417b" officeooo:paragraph-rsid="008d2a2c" style:font-size-asian="14pt" style:font-weight-asian="normal" style:font-size-complex="14pt" style:font-weight-complex="normal"/>
    </style:style>
    <style:style style:name="T1" style:family="text">
      <style:text-properties style:text-position="0% 100%" fo:font-weight="normal" style:font-weight-asian="normal" style:font-weight-complex="normal"/>
    </style:style>
    <style:style style:name="T2" style:family="text">
      <style:text-properties style:text-position="0% 100%" fo:font-weight="normal" officeooo:rsid="00559c19" style:font-weight-asian="normal" style:font-weight-complex="normal"/>
    </style:style>
    <style:style style:name="T3" style:family="text">
      <style:text-properties style:text-position="0% 100%" fo:font-weight="normal" officeooo:rsid="00818d8e" style:font-weight-asian="normal" style:font-weight-complex="normal"/>
    </style:style>
    <style:style style:name="T4" style:family="text">
      <style:text-properties style:text-position="0% 100%" fo:font-weight="normal" officeooo:rsid="0082ec3c" style:font-weight-asian="normal" style:font-weight-complex="normal"/>
    </style:style>
    <style:style style:name="T5" style:family="text">
      <style:text-properties style:text-position="0% 100%" fo:font-weight="normal" officeooo:rsid="0084e84c" style:font-weight-asian="normal" style:font-weight-complex="normal"/>
    </style:style>
    <style:style style:name="T6" style:family="text">
      <style:text-properties style:text-position="0% 100%" fo:font-weight="normal" officeooo:rsid="008b7742" style:font-weight-asian="normal" style:font-weight-complex="normal"/>
    </style:style>
    <style:style style:name="T7" style:family="text">
      <style:text-properties style:text-position="0% 100%" fo:font-weight="normal" officeooo:rsid="008e417b" style:font-weight-asian="normal" style:font-weight-complex="normal"/>
    </style:style>
    <style:style style:name="T8" style:family="text">
      <style:text-properties style:text-position="0% 100%" fo:font-weight="bold" style:font-weight-asian="bold" style:font-weight-complex="bold"/>
    </style:style>
    <style:style style:name="T9" style:family="text">
      <style:text-properties style:text-position="0% 100%" style:font-name="Liberation Serif1" fo:font-weight="normal" style:font-weight-asian="normal" style:font-weight-complex="normal"/>
    </style:style>
    <style:style style:name="T10" style:family="text">
      <style:text-properties officeooo:rsid="007dfd14"/>
    </style:style>
    <style:style style:name="T11" style:family="text">
      <style:text-properties officeooo:rsid="00818d8e"/>
    </style:style>
    <style:style style:name="T12" style:family="text">
      <style:text-properties officeooo:rsid="008a8297"/>
    </style:style>
    <style:style style:name="T13" style:family="text">
      <style:text-properties style:text-position="super 58%" fo:font-weight="normal" style:font-weight-asian="normal" style:font-weight-complex="normal"/>
    </style:style>
    <style:style style:name="T14" style:family="text">
      <style:text-properties style:text-position="super 58%" fo:font-weight="normal" officeooo:rsid="008b7742" style:font-weight-asian="normal" style:font-weight-complex="normal"/>
    </style:style>
    <style:style style:name="T15" style:family="text">
      <style:text-properties officeooo:rsid="009169e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 <text:span text:style-name="T10">V.2. </text:span></text:p>
      <text:p text:style-name="P3">Spinning Invariant Subspaces</text:p>
      <text:p text:style-name="P1">Richard Parker <text:span text:style-name="T11">5.7</text:span>.201<text:span text:style-name="T12">7</text:span></text:p>
      <text:p text:style-name="P13"/>
      <text:p text:style-name="P14">Section 1 – Introduction</text:p>
      <text:p text:style-name="P4"/>
      <text:p text:style-name="P5"><text:span text:style-name="T2">V</text:span><text:span text:style-name="T1">ersion 1 did not have a very good method for spinning up invariant subspaces. <text:s/>This is a discussion as to how this can best be addressed.</text:span><text:span text:style-name="T3"> <text:s/>There are several issues to consider.</text:span></text:p>
      <text:p text:style-name="P16"/>
      <text:p text:style-name="P6"><text:span text:style-name="T1">In general, the aim is to have a program </text:span><text:span text:style-name="T8">zsp</text:span><text:span text:style-name="T1"> that does an adequate job in all circumstances. <text:s/>Ultimately, this will need to deal with the following issues.</text:span></text:p>
      <text:p text:style-name="P17"/>
      <text:p text:style-name="P17">1. <text:s/>In the initial stages, the correct approach is always to keep the vectors in memory and to do both the multiplication and the Gaussian elimination using the field operations in Dfmt, without any use of HPMI.</text:p>
      <text:p text:style-name="P6"><text:span text:style-name="T1">2. <text:s/>If the matrices are of moderate size, </text:span><text:span text:style-name="T4">we may want to use slab but not multicore. <text:s/>I think it is OK to use disk files (possibly in ramdisk) if multicore is needed.</text:span></text:p>
      <text:p text:style-name="P17">3. <text:s/>Later it will probably be necessary to keep the number of vectors handled at once under control, so that calls to mmul will succeed with strategy II.</text:p>
      <text:p text:style-name="P6"><text:span text:style-name="T1">4. <text:s/>Similarly the mech routine is needed to do the Gaussian elimination once the space gets large enough to warrant it</text:span><text:span text:style-name="T5">, again requiring a limit to the number of rows in a batch.</text:span></text:p>
      <text:p text:style-name="P17">5. <text:s/>There may be some requirement to place the temporary files somewhere other than the current directory . . . need to sort this out with Jon.</text:p>
      <text:p text:style-name="P18">6. <text:s/>It seems to me that chopping on disk is never appropriate during spinning. <text:s/>Strategy II can handle the matrix multiplications, and skillful use of mech should enable zsp to keep track of all the pieces of the invariant subspace and combine them at the end.</text:p>
      <text:p text:style-name="P18">7. <text:s/>Getting the action (on subspace and quotient) may, however, use fmul an<text:span text:style-name="T15">d</text:span> fech.</text:p>
      <text:p text:style-name="P18">8. <text:s/>It feels like there should be a structure in common between z, f and m. <text:s/>This will enable them to avoid FieldSet calls (the performance-limiting process for small matrices), to hold the path for temporary files, and possibly other improvements as well.</text:p>
      <text:p text:style-name="P18">9. <text:s/>Need to handle an arbitrary number of generators.</text:p>
      <text:p text:style-name="P18">10. There is the opportunity to hold relations on the generators to avoid needless work. <text:s/>For example if generator 1 has order two, there is no point applying it twice to the same vector.</text:p>
      <text:p text:style-name="P20">11. There should be no assumption that the input space has a single vector in it.</text:p>
      <text:p text:style-name="P20">12. There are important use-cases where the action is not required - just the space.</text:p>
      <text:p text:style-name="P20">13. We may want to start with a subspace already known to be invariant, and just spin up modulo that. <text:s/>This initial space is not to be back-cleaned.</text:p>
      <text:p text:style-name="P7"><text:span text:style-name="T1">14. There may be cases later where some or all of the generators are in a different form - for example permutations, tensors (possibly symmetrized), sparsified matrices, monomials or </text:span><text:soft-page-break/><text:span text:style-name="T1">induced.</text:span></text:p>
      <text:p text:style-name="P22">15. The "standard basis" procedure and a possible 3-tensor spin both have much in common with all of this, and there is significant opportunity for good software design to take advantage of this, though perhaps we do not have enough experience to do this properly yet.</text:p>
      <text:p text:style-name="P22"/>
      <text:p text:style-name="P15">Section <text:span text:style-name="T12">2</text:span> – <text:span text:style-name="T12">Making a start on design.</text:span></text:p>
      <text:p text:style-name="P8"/>
      <text:p text:style-name="P23">Firstly, I think it clear that zsp simply calls fisu to spin up the invariant subspace. <text:s/>This takes a set of generators (in principle in different forms) and an initial space (to spin up). <text:s/>I am ignoring point 13 here . . . that will not form part of the implementation in V2c. <text:s/>zsp will then need to compute the actions on the subspace and quotient space, and print out the dimension.</text:p>
      <text:p text:style-name="P23"/>
      <text:p text:style-name="P23">Hence we are here discussing the implementation of fisu.</text:p>
      <text:p text:style-name="P23"/>
      <text:p text:style-name="P23">At this point it is appropriate to stop and consider the following important questions before going any further.</text:p>
      <text:p text:style-name="P23"/>
      <text:p text:style-name="P19">8. <text:s/>It feels like there should be a structure in common between z, f and m. <text:s/>This will enable them to avoid FieldSet calls (the performance-limiting process for small matrices), to hold the path for temporary files, and possibly other improvements as well.</text:p>
      <text:p text:style-name="P19"/>
      <text:p text:style-name="P19">10. There is the opportunity to hold relations on the generators to avoid needless work. <text:s/>For example if generator 1 has order two, there is no point applying it twice to the same vector.</text:p>
      <text:p text:style-name="P21"/>
      <text:p text:style-name="P9"><text:span text:style-name="T1">Let's consider 10 first. <text:s/>Under the most favorable circumstances, relators on the generators can speed up spinning . . . by how much? <text:s/>How about </text:span><text:span text:style-name="T6">T</text:span><text:span text:style-name="T14">2</text:span><text:span text:style-name="T6"> = S</text:span><text:span text:style-name="T14">3</text:span><text:span text:style-name="T6"> = 1?</text:span></text:p>
      <text:p text:style-name="P23"/>
      <text:p text:style-name="P10"><text:span text:style-name="T1">T <text:s text:c="3"/>-</text:span><text:span text:style-name="T9">λ</text:span><text:span text:style-name="T1"> <text:s text:c="3"/>1 <text:s text:c="3"/>0 <text:s text:c="3"/>-</text:span><text:span text:style-name="T9">λ</text:span><text:span text:style-name="T13">3</text:span><text:span text:style-name="T6"> + </text:span><text:span text:style-name="T9">λ</text:span><text:span text:style-name="T1"> </text:span><text:span text:style-name="T6">+ 1 <text:s text:c="2"/>or <text:s/></text:span><text:span text:style-name="T9">λ</text:span><text:span text:style-name="T13">3</text:span><text:span text:style-name="T6"> = </text:span><text:span text:style-name="T9">λ</text:span><text:span text:style-name="T1"> </text:span><text:span text:style-name="T6">+ 1 <text:s/>giving <text:s/></text:span><text:span text:style-name="T9">λ</text:span><text:span text:style-name="T1"> </text:span><text:span text:style-name="T6">= 1.3247...</text:span></text:p>
      <text:p text:style-name="P9"><text:span text:style-name="T1">S <text:s text:c="4"/>1 <text:s text:c="2"/>-</text:span><text:span text:style-name="T9">λ</text:span><text:span text:style-name="T1"> <text:s text:c="3"/>1</text:span></text:p>
      <text:p text:style-name="P9"><text:span text:style-name="T1">S</text:span><text:span text:style-name="T13">2</text:span><text:span text:style-name="T1"> <text:s text:c="3"/>1 <text:s text:c="3"/>0 <text:s text:c="2"/>-</text:span><text:span text:style-name="T9">λ</text:span></text:p>
      <text:p text:style-name="P24"/>
      <text:p text:style-name="P25">This is clearly worth more than the 5% limit I've set myself, and the factor computed is for multiplication - the Gaussian factor is likely to be greater, since most of the vectors "in excess" will need to be cleaned with the whole space.</text:p>
      <text:p text:style-name="P25"/>
      <text:p text:style-name="P25">This suggests that we really need an "algebra" file to hold the data needed. <text:s/>This is a suitable place also to hold the number of generators. <text:s/>What might it look like?</text:p>
      <text:p text:style-name="P25"/>
      <text:p text:style-name="P25">1. <text:s/>Number of generators</text:p>
      <text:p text:style-name="P25">2. <text:s/>Number of "states"</text:p>
      <text:p text:style-name="P25">3. <text:s/>State transition table.</text:p>
      <text:p text:style-name="P23"/>
      <text:p text:style-name="P11"><text:span text:style-name="T1">This can clearly be used by spin and also standard base (to avoid needless work). <text:s/>There is also </text:span><text:soft-page-break/><text:span text:style-name="T1">the possibility of using such data for computing the action, particularly if this is done as we go along, since often the result will be that the new vector goes to a known place, though this conflicts with the simplicity of the state transition table (which only asserts that the result would be linearly dependent, without necessarily giving the linear dependence)</text:span><text:span text:style-name="T7">.</text:span></text:p>
      <text:p text:style-name="P26"/>
      <text:p text:style-name="P12"><text:span text:style-name="T7">L</text:span><text:span text:style-name="T1">ooking at things from the organizational perspective, during spinning the program (presumably fisu) will have a collection of files, each containing vectors waiting to be multiplied by various generators. <text:s/>It seems natural to multiply all vectors waiting for a generator, to give the multiply program maximum benefit from any pre-processing of that generator there may be, suggesting that some sort of cyclic pattern of restrictions might avoid the threatening 2</text:span><text:span text:style-name="T13">G</text:span><text:span text:style-name="T1"> set of files in u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7-09-02T09:20:13.155146695</dc:date>
    <meta:editing-duration>P4DT4H52M40S</meta:editing-duration>
    <meta:editing-cycles>405</meta:editing-cycles>
    <meta:generator>LibreOffice/5.1.6.2$Linux_X86_64 LibreOffice_project/10m0$Build-2</meta:generator>
    <meta:printed-by>User </meta:printed-by>
    <meta:print-date>2012-07-06T16:23:45</meta:print-date>
    <meta:document-statistic meta:table-count="0" meta:image-count="0" meta:object-count="0" meta:page-count="3" meta:paragraph-count="38" meta:word-count="991" meta:character-count="5606" meta:non-whitespace-character-count="4584"/>
  </office:meta>
</office:document-meta>
</file>